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333" draw:textarea-horizontal-align="justify" draw:textarea-vertical-align="middle" draw:auto-grow-height="false" fo:min-height="1.861cm" fo:min-width="1.8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61cm" fo:min-width="1.834cm"/>
    </style:style>
    <style:style style:name="gr3" style:family="graphic" style:parent-style-name="standard">
      <style:graphic-properties svg:stroke-color="#000000" draw:fill="solid" draw:fill-color="#66ff00" draw:textarea-horizontal-align="justify" draw:textarea-vertical-align="middle" draw:auto-grow-height="false" fo:min-height="1.861cm" fo:min-width="1.83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61cm" fo:min-width="1.8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7pt" style:font-size-asian="17pt" style:font-size-complex="17pt"/>
    </style:style>
    <style:style style:name="P3" style:family="paragraph">
      <loext:graphic-properties draw:fill-color="#ffffff"/>
      <style:paragraph-properties fo:text-align="center"/>
      <style:text-properties fo:font-size="17pt" style:font-size-asian="17pt" style:font-size-complex="17pt"/>
    </style:style>
    <style:style style:name="P4" style:family="paragraph">
      <loext:graphic-properties draw:fill="solid" draw:fill-color="#66ff00"/>
      <style:paragraph-properties fo:text-align="center"/>
      <style:text-properties fo:font-size="17pt" style:font-size-asian="17pt" style:font-size-complex="17pt"/>
    </style:style>
    <style:style style:name="P5" style:family="paragraph">
      <loext:graphic-properties draw:fill="solid" draw:fill-color="#ffffff"/>
      <style:paragraph-properties fo:text-align="center"/>
      <style:text-properties fo:font-size="17pt" style:font-size-asian="17pt" style:font-size-complex="1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cm" svg:height="2.985cm" svg:x="9.7cm" svg:y="2cm">
          <text:p text:style-name="P1"><text:span text:style-name="T1">block_in</text:span><text:span text:style-name="T1"><text:line-break/></text:span><text:span text:style-name="T1">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3cm" svg:height="2.985cm" svg:x="1.3cm" svg:y="6.3cm">
          <text:p text:style-name="P1"><text:span text:style-name="T1">++succ_c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cm" svg:height="2.985cm" svg:x="5.5cm" svg:y="6.315cm">
          <text:p text:style-name="P1"><text:span text:style-name="T1">block_out</text:span></text:p>
          <text:p text:style-name="P1"><text:span text:style-name="T1">nb_wr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2.985cm" svg:x="9.7cm" svg:y="6.3cm">
          <text:p text:style-name="P1"><text:span text:style-name="T1">share_out</text:span></text:p>
          <text:p text:style-name="P1"><text:span text:style-name="T1">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3cm" svg:height="2.985cm" svg:x="14.9cm" svg:y="6.315cm">
          <text:p text:style-name="P1"><text:span text:style-name="T1">succ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8.8cm" svg:y1="7.8cm" svg:x2="9.8cm" svg:y2="7.8cm">
          <text:p/>
        </draw:line>
        <draw:line draw:style-name="gr5" draw:text-style-name="P6" draw:layer="layout" svg:x1="4.6cm" svg:y1="7.8cm" svg:x2="5.6cm" svg:y2="7.8cm">
          <text:p/>
        </draw:line>
        <draw:line draw:style-name="gr5" draw:text-style-name="P6" draw:layer="layout" svg:x1="11.3cm" svg:y1="6.2cm" svg:x2="11.3cm" svg:y2="5cm">
          <text:p/>
        </draw:line>
        <draw:connector draw:style-name="gr6" draw:text-style-name="P6" draw:layer="layout" draw:type="curve" svg:x1="13cm" svg:y1="3.493cm" svg:x2="11.35cm" svg:y2="2cm" draw:start-shape="id1" draw:start-glue-point="10" draw:end-shape="id1" draw:end-glue-point="4" svg:d="M13000 3493c753 0 628-998 27-1559s-1677-687-1677 66" svg:viewBox="0 0 2173 2020">
          <text:p text:style-name="P1"><text:tab/><text:tab/><text:tab/><text:tab/>wait</text:p>
        </draw:connector>
        <draw:line draw:style-name="gr6" draw:text-style-name="P7" draw:layer="layout" svg:x1="12.5cm" svg:y1="4.5cm" svg:x2="15.4cm" svg:y2="6.6cm">
          <text:p text:style-name="P1"><text:span text:style-name="T2"/></text:p>
          <text:p text:style-name="P1"><text:span text:style-name="T2"/></text:p>
          <text:p text:style-name="P1"><text:span text:style-name="T2">framkes_ok&lt;=10</text:span></text:p>
        </draw:line>
        <draw:connector draw:style-name="gr5" draw:text-style-name="P6" draw:layer="layout" draw:type="curve" draw:line-skew="-1.209cm" svg:x1="16.55cm" svg:y1="6.315cm" svg:x2="12.517cm" svg:y2="4.548cm" draw:start-shape="id2" draw:start-glue-point="4" draw:end-shape="id1" draw:end-glue-point="9" svg:d="M16550 6315c0-2811-4033-1927-4033-1767" svg:viewBox="0 0 4034 2025">
          <text:p/>
        </draw:connector>
        <draw:connector draw:style-name="gr6" draw:text-style-name="P6" draw:layer="layout" svg:x1="10.183cm" svg:y1="4.548cm" svg:x2="2.95cm" svg:y2="6.3cm" draw:start-shape="id1" draw:start-glue-point="7" draw:end-shape="id3" draw:end-glue-point="4" svg:d="M10183 4548v1094h-7233v658" svg:viewBox="0 0 7234 1753">
          <text:p text:style-name="P1"><text:span text:style-name="T2">frames_ok&gt;10</text:span></text:p>
          <text:p text:style-name="P1"/>
        </draw:connector>
        <draw:line draw:style-name="gr5" draw:text-style-name="P6" draw:layer="layout" svg:x1="9.099cm" svg:y1="1.399cm" svg:x2="10.199cm" svg:y2="2.3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-0.001cm" fo:margin-bottom="-0.001cm" fo:margin-left="-0.001cm" fo:margin-right="-0.00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0:41:02.574477251</meta:creation-date>
    <dc:date>2017-12-05T11:31:59.915275622</dc:date>
    <meta:editing-duration>PT29M8S</meta:editing-duration>
    <meta:editing-cycles>5</meta:editing-cycles>
    <meta:generator>LibreOffice/5.4.2.2$Linux_X86_64 LibreOffice_project/22b09f6418e8c2d508a9eaf86b2399209b0990f4</meta:generator>
    <meta:document-statistic meta:object-count="13"/>
  </office:meta>
</office:document-meta>
</file>